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47fed" officeooo:paragraph-rsid="00148c9d"/>
    </style:style>
    <style:style style:name="P6" style:family="paragraph" style:parent-style-name="Standard">
      <style:text-properties officeooo:paragraph-rsid="001aa6f1"/>
    </style:style>
    <style:style style:name="P7" style:family="paragraph" style:parent-style-name="Standard">
      <style:text-properties officeooo:rsid="001aa6f1" officeooo:paragraph-rsid="001aa6f1"/>
    </style:style>
    <style:style style:name="P8" style:family="paragraph" style:parent-style-name="Standard">
      <style:text-properties officeooo:paragraph-rsid="002d50f6"/>
    </style:style>
    <style:style style:name="P9" style:family="paragraph" style:parent-style-name="Standard">
      <style:text-properties officeooo:paragraph-rsid="00306a23"/>
    </style:style>
    <style:style style:name="P10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1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2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6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officeooo:rsid="004f0f86" officeooo:paragraph-rsid="005492b8"/>
    </style:style>
    <style:style style:name="P20" style:family="paragraph" style:parent-style-name="Standard">
      <style:text-properties officeooo:rsid="004f0f86" officeooo:paragraph-rsid="00585c41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2" style:family="paragraph" style:parent-style-name="Standard">
      <style:text-properties officeooo:rsid="004f0f86" officeooo:paragraph-rsid="005492b8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fo:font-style="normal" officeooo:rsid="0059fd86" style:font-style-asian="normal" style:font-style-complex="normal"/>
    </style:style>
    <style:style style:name="T42" style:family="text">
      <style:text-properties fo:font-style="normal" officeooo:rsid="005bd193" style:font-style-asian="normal" style:font-style-complex="normal"/>
    </style:style>
    <style:style style:name="T43" style:family="text">
      <style:text-properties fo:font-style="normal" officeooo:rsid="005c2335" style:font-style-asian="normal" style:font-style-complex="normal"/>
    </style:style>
    <style:style style:name="T44" style:family="text">
      <style:text-properties officeooo:rsid="0035dab7"/>
    </style:style>
    <style:style style:name="T45" style:family="text">
      <style:text-properties officeooo:rsid="003be53d"/>
    </style:style>
    <style:style style:name="T46" style:family="text">
      <style:text-properties officeooo:rsid="003c8979"/>
    </style:style>
    <style:style style:name="T47" style:family="text">
      <style:text-properties officeooo:rsid="003ecb35"/>
    </style:style>
    <style:style style:name="T48" style:family="text">
      <style:text-properties officeooo:rsid="00416fb6"/>
    </style:style>
    <style:style style:name="T49" style:family="text">
      <style:text-properties officeooo:rsid="0042edf6"/>
    </style:style>
    <style:style style:name="T50" style:family="text">
      <style:text-properties officeooo:rsid="0044bb60"/>
    </style:style>
    <style:style style:name="T51" style:family="text">
      <style:text-properties officeooo:rsid="0045ca06"/>
    </style:style>
    <style:style style:name="T52" style:family="text">
      <style:text-properties officeooo:rsid="0048cbe4"/>
    </style:style>
    <style:style style:name="T53" style:family="text">
      <style:text-properties officeooo:rsid="004c6a0c"/>
    </style:style>
    <style:style style:name="T54" style:family="text">
      <style:text-properties officeooo:rsid="004d349b"/>
    </style:style>
    <style:style style:name="T55" style:family="text">
      <style:text-properties officeooo:rsid="004f0f86"/>
    </style:style>
    <style:style style:name="T56" style:family="text">
      <style:text-properties officeooo:rsid="00525499"/>
    </style:style>
    <style:style style:name="T57" style:family="text">
      <style:text-properties officeooo:rsid="0058326c"/>
    </style:style>
    <style:style style:name="T58" style:family="text">
      <style:text-properties officeooo:rsid="00169727"/>
    </style:style>
    <style:style style:name="T59" style:family="text">
      <style:text-properties officeooo:rsid="00585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7"><text:tab/></text:p>
      <text:p text:style-name="P7"><text:tab/>Question after question assailed the presenter – “Did you account for energy loss here?”</text:p>
      <text:p text:style-name="P4"/>
      <text:p text:style-name="P7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6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6"/>
      <text:p text:style-name="P6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6"/>
      <text:p text:style-name="P6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6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6"><text:tab/></text:p>
      <text:p text:style-name="P8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8"/>
      <text:p text:style-name="P8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8"/>
      <text:p text:style-name="P8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8"/>
      <text:p text:style-name="P9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9"/>
      <text:p text:style-name="P9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4">it</text:span><text:span text:style-name="T25"> was a maintainance issue.”</text:span></text:p>
      <text:p text:style-name="P9"/>
      <text:p text:style-name="P9"><text:tab/>“<text:span text:style-name="T25">I suppose an explosive </text:span><text:span text:style-name="T26">could </text:span><text:span text:style-name="T31">count as a maintainance issue.”</text:span></text:p>
      <text:p text:style-name="P10"/>
      <text:p text:style-name="P10"><text:tab/>“Yea, I guess it could.” Dai rubbed his chin. <text:s/>“You know, you don’t seem very angry that we caught you.” </text:p>
      <text:p text:style-name="P10"><text:tab/></text:p>
      <text:p text:style-name="P10"><text:tab/>He shrugged. “The research – the weapon – cannot be allowed to leave this station. <text:s/>I’m content to bear whatever consequences I must. <text:s/>There are many on the station who feel same way.” </text:p>
      <text:p text:style-name="P10"/>
      <text:p text:style-name="P17"><text:span text:style-name="T31"><text:tab/></text:span><text:span text:style-name="T26">Many?</text:span><text:span text:style-name="T31"> Dai stopped in his tracks. </text:span><text:span text:style-name="T27">There are m</text:span><text:span text:style-name="T26">any who feel the same way.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6"> </text:span><text:span text:style-name="T28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1"/>
      <text:p text:style-name="P18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weapon research itself – Dr. Baskier. <text:s/></text:span><text:span text:style-name="T36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6">lock read </text:span><text:span text:style-name="T29">Away</text:span><text:span text:style-name="T36"> in a vibrant green. <text:s/>Then, in a stroke of luck, Dai spotted the doctor at a table directly in the center of the mess hall. <text:s/></text:span></text:p>
      <text:p text:style-name="P12"/>
      <text:p text:style-name="P18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2"/>
      <text:p text:style-name="P12"><text:tab/>“Doctor, please come with me,” Dai said reaching toward his arm.</text:p>
      <text:p text:style-name="P12"/>
      <text:p text:style-name="P12"><text:tab/>“Is everything okay?” </text:p>
      <text:p text:style-name="P12"/>
      <text:p text:style-name="P18"><text:span text:style-name="T36"><text:tab/>“Sir, </text:span><text:span text:style-name="T37">w</text:span><text:span text:style-name="T36">e really need to go now.” Dai remembered his frustration that the doctor wasn’t taking such an obvious threat seriously. <text:s/></text:span><text:span text:style-name="T37">Then, a man stood up from behind his table.</text:span></text:p>
      <text:p text:style-name="P13"/>
      <text:p text:style-name="P13"><text:tab/>“<text:span text:style-name="T45">I think the good doctor feels safer here in the mess.” His eyes level with Dai’s in a cold challenge.</text:span></text:p>
      <text:p text:style-name="P13"/>
      <text:p text:style-name="P13"><text:tab/>“<text:span text:style-name="T45">Safe? What’s going --” Dr. Baskier paused </text:span><text:span text:style-name="T46">as the muzzle of a gun pressed into his back.</text:span></text:p>
      <text:p text:style-name="P13"/>
      <text:p text:style-name="P13"><text:tab/><text:span text:style-name="T46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7">The three of them made their way around the small line of people waiting for their food and out into the hallway. <text:s/>There, the gunman </text:span><text:span text:style-name="T48">motioned for Dai to lead the way.</text:span></text:p>
      <text:p text:style-name="P13"/>
      <text:p text:style-name="P13"><text:tab/>“<text:span text:style-name="T49">Engineering,” he demanded, digging the gun further into the doctor’s back.</text:span></text:p>
      <text:p text:style-name="P13"/>
      <text:p text:style-name="P14"><text:tab/><text:span text:style-name="T50">Dai thought e</text:span><text:span text:style-name="T49">ngineering was too </text:span><text:span text:style-name="T50">isolated, too quiet. <text:s/>No one would hear gunshots, let alone cries for help. <text:s/></text:span></text:p>
      <text:p text:style-name="P14"/>
      <text:p text:style-name="P14"><text:tab/>“<text:span text:style-name="T51">Why don’t we talk about this right here? </text:span><text:span text:style-name="T52">Pretty inconsiderate of our friend to make him walk that far.”</text:span></text:p>
      <text:p text:style-name="P14"/>
      <text:p text:style-name="P14"><text:span text:style-name="T52"><text:tab/>“I don’t really give a fuck. Now walk.” The gunman pushed Dr. Baskier with those final words who </text:span><text:span text:style-name="T53">then</text:span><text:span text:style-name="T52">, as if he’d been waiting for his chance, immediately spun a</text:span><text:span text:style-name="T53">nd grabbed his captor’s gun arm.</text:span></text:p>
      <text:p text:style-name="P14"/>
      <text:p text:style-name="P15"><text:tab/>“<text:span text:style-name="T53">Stop this</text:span><text:span text:style-name="T54"> </text:span><text:span text:style-name="T55">right now</text:span><text:span text:style-name="T54">! </text:span><text:span text:style-name="T55">We can talk this all out if you just give me the chance!” said Dr. Baskier.</text:span></text:p>
      <text:p text:style-name="P15"/>
      <text:p text:style-name="P16"><text:tab/>“I can’t let you destroy us all!” Gripping his gun, he threw <text:span text:style-name="T56">the doctor to the ground then leveled the muzzle at his head. <text:s/>“I’m sorry, it came to this.”</text:span></text:p>
      <text:p text:style-name="P16"/>
      <text:p text:style-name="P20"><text:span text:style-name="T38"><text:tab/></text:span><text:span text:style-name="T39">Even before</text:span><text:span text:style-name="T38"> the gunman had begun to squeeze the trigger, Dai’s weapon had already killed him. <text:s/></text:span><text:span text:style-name="T39">He</text:span><text:span text:style-name="T58"> still remembered </text:span><text:span text:style-name="T57">thunderous gunfire</text:span><text:span text:style-name="T58">, the weight of the gun </text:span><text:span text:style-name="T57">his hand</text:span><text:span text:style-name="T58">, the sound of that man slumping to the ground. <text:s/></text:span><text:span text:style-name="T57">He remembered the silence that followed. <text:s/>“</text:span><text:span text:style-name="T59">Are you okay?” </text:span><text:span text:style-name="T57">he </text:span><text:span text:style-name="T59">said to Dr. <text:s/>Baskier while waving bystanders back into their rooms</text:span><text:span text:style-name="T57">.</text:span></text:p>
      <text:p text:style-name="P19"/>
      <text:p text:style-name="P19"><text:tab/>“<text:span text:style-name="T57">I think he’s dead,</text:span>” <text:span text:style-name="T59">said the doctor, wiping the blood from his face in a daze.</text:span></text:p>
      <text:p text:style-name="P19"/>
      <text:p text:style-name="P19"><text:tab/><text:span text:style-name="T30">No shit.</text:span></text:p>
      <text:p text:style-name="P19"><text:span text:style-name="T30"/></text:p>
      <text:p text:style-name="P21">♦ ♦ ♦</text:p>
      <text:p text:style-name="P19"><text:soft-page-break/><text:span text:style-name="T30"/></text:p>
      <text:p text:style-name="P19"><text:span text:style-name="T30"><text:tab/></text:span><text:span text:style-name="T40">It took six months for the news of Dr. Baskier’s </text:span><text:span text:style-name="T41">attack</text:span><text:span text:style-name="T40"> to reach the capital worlds, then another eight for Dai to be cleared of </text:span><text:span text:style-name="T41">any </text:span><text:span text:style-name="T40">wrongdoing. <text:s/></text:span><text:span text:style-name="T41">In one of his interviews for the Solar system, Dr. Baskier expressed his deep gratitude to Dai for saving his life. <text:s/>With tears in his eyes, he told the viewers at home </text:span><text:span text:style-name="T42">about the years he would </text:span><text:span text:style-name="T43">now </text:span><text:span text:style-name="T42">have to further his research, about </text:span><text:span text:style-name="T43">his excitement</text:span><text:span text:style-name="T42"> to watch humanity </text:span><text:span text:style-name="T43">progress in leaps in bounds, about the extra time he would have with his children. <text:s/></text:span><text:span text:style-name="T40">Now, here </text:span><text:span text:style-name="T41">in orbit around the Earth, he was celebrating the death of a man who thought he was doing the right thing.</text:span></text:p>
      <text:p text:style-name="P5"><text:tab/></text:p>
      <text:p text:style-name="P5"><text:tab/> 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5T04:30:36.234490993</dc:date>
    <meta:editing-duration>P26DT11H45S</meta:editing-duration>
    <meta:editing-cycles>42</meta:editing-cycles>
    <meta:generator>LibreOffice/7.6.1.2$Linux_X86_64 LibreOffice_project/60$Build-2</meta:generator>
    <meta:document-statistic meta:table-count="0" meta:image-count="0" meta:object-count="0" meta:page-count="4" meta:paragraph-count="46" meta:word-count="1743" meta:character-count="10073" meta:non-whitespace-character-count="8229"/>
  </office:meta>
</office:document-meta>
</file>